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02cm" style:rel-column-width="2779*"/>
    </style:style>
    <style:style style:name="Table1.B" style:family="table-column">
      <style:table-column-properties style:column-width="3.891cm" style:rel-column-width="2206*"/>
    </style:style>
    <style:style style:name="Table1.C" style:family="table-column">
      <style:table-column-properties style:column-width="3.113cm" style:rel-column-width="1765*"/>
    </style:style>
    <style:style style:name="Table1.D" style:family="table-column">
      <style:table-column-properties style:column-width="2.288cm" style:rel-column-width="1297*"/>
    </style:style>
    <style:style style:name="Table1.E" style:family="table-column">
      <style:table-column-properties style:column-width="2.806cm" style:rel-column-width="1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02cm" style:rel-column-width="2779*"/>
    </style:style>
    <style:style style:name="Table2.B" style:family="table-column">
      <style:table-column-properties style:column-width="5.447cm" style:rel-column-width="3088*"/>
    </style:style>
    <style:style style:name="Table2.C" style:family="table-column">
      <style:table-column-properties style:column-width="3.845cm" style:rel-column-width="2180*"/>
    </style:style>
    <style:style style:name="Table2.D" style:family="table-column">
      <style:table-column-properties style:column-width="2.806cm" style:rel-column-width="15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a30e" officeooo:paragraph-rsid="0001a30e"/>
    </style:style>
    <style:style style:name="P2" style:family="paragraph" style:parent-style-name="Standard">
      <style:paragraph-properties fo:text-align="start" style:justify-single-word="false"/>
      <style:text-properties officeooo:rsid="0001a30e" officeooo:paragraph-rsid="0001a30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1a30e" officeooo:paragraph-rsid="0001a30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1a30e" officeooo:paragraph-rsid="0002e57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e573" officeooo:paragraph-rsid="0002e57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2e573" officeooo:paragraph-rsid="0002e573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02e57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2e573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2e573" officeooo:paragraph-rsid="0002e57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 RELAY</text:p>
      <text:p text:style-name="P3"/>
      <text:p text:style-name="P5">Level 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Team Name</text:p>
          </table:table-cell>
          <table:table-cell table:style-name="Table1.A1" office:value-type="string">
            <text:p text:style-name="P10">Mobile Number </text:p>
          </table:table-cell>
          <table:table-cell table:style-name="Table1.A1" office:value-type="string">
            <text:p text:style-name="P10">No of Programs</text:p>
          </table:table-cell>
          <table:table-cell table:style-name="Table1.A1" office:value-type="string">
            <text:p text:style-name="P10">Time </text:p>
          </table:table-cell>
          <table:table-cell table:style-name="Table1.E1" office:value-type="string">
            <text:p text:style-name="P10">Final Scor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2"/>
      <text:p text:style-name="P4"><text:soft-page-break/>CODE RELAY</text:p>
      <text:p text:style-name="P4"/>
      <text:p text:style-name="P5">Level 2</text:p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Team Name</text:p>
          </table:table-cell>
          <table:table-cell table:style-name="Table2.A1" office:value-type="string">
            <text:p text:style-name="P10">Mobile Number </text:p>
          </table:table-cell>
          <table:table-cell table:style-name="Table2.A1" office:value-type="string">
            <text:p text:style-name="P10">Time </text:p>
          </table:table-cell>
          <table:table-cell table:style-name="Table2.D1" office:value-type="string">
            <text:p text:style-name="P10">Final Score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57:57.080647380</meta:creation-date>
    <dc:date>2019-01-02T20:29:00.777391715</dc:date>
    <meta:editing-duration>PT33S</meta:editing-duration>
    <meta:editing-cycles>1</meta:editing-cycles>
    <meta:document-statistic meta:table-count="2" meta:image-count="0" meta:object-count="0" meta:page-count="2" meta:paragraph-count="13" meta:word-count="25" meta:character-count="126" meta:non-whitespace-character-count="110"/>
    <meta:generator>LibreOffice/6.0.7.3$Linux_X86_64 LibreOffice_project/00m0$Build-3</meta:generator>
  </office:meta>
</office:document-meta>
</file>